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 Networks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DNS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Understand how DNS is the key to easy inter-container communication</text:p>
              </text:list-item>
              <text:list-item>
                <text:p text:style-name="P4">See How it works by default with Custom Net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DNS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Start Two containers on different networks</text:p>
              </text:list-item>
              <text:list-item>
                <text:p text:style-name="P4">Start two containers on same network</text:p>
              </text:list-item>
              <text:list-item>
                <text:p text:style-name="P4">Ping one form another <text:line-break/><text:span text:style-name="T2">docker container exec -it &lt;f_cont&gt; ping &lt;S_con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Networks : DNS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Start Two containers on different networks</text:p>
              </text:list-item>
              <text:list-item>
                <text:p text:style-name="P4">Start two containers on same network</text:p>
              </text:list-item>
              <text:list-item>
                <text:p text:style-name="P4">Ping one form another <text:line-break/><text:span text:style-name="T2">docker container exec -it &lt;f_cont&gt; ping &lt;S_con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6T22:10:30.755868846</dc:date>
    <meta:editing-duration>PT4H45M58S</meta:editing-duration>
    <meta:editing-cycles>10</meta:editing-cycles>
    <meta:generator>LibreOffice/5.1.6.2$Linux_X86_64 LibreOffice_project/10m0$Build-2</meta:generator>
    <meta:document-statistic meta:object-count="57"/>
  </office:meta>
</office:document-meta>
</file>